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a8e01" officeooo:paragraph-rsid="001a8e0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a8e01" officeooo:paragraph-rsid="001b1e7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a8e01" officeooo:paragraph-rsid="001a8e0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aa67a" officeooo:paragraph-rsid="001aa67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a8e01" officeooo:paragraph-rsid="001b1e76" style:font-size-asian="14pt" style:font-weight-asian="normal" style:font-size-complex="14pt" style:font-weight-complex="normal" loext:padding="0cm" loext:border="none"/>
    </style:style>
    <style:style style:name="P6" style:family="paragraph" style:parent-style-name="Standard">
      <style:paragraph-properties fo:margin-left="0cm" fo:margin-right="0cm" fo:margin-top="0.265cm" fo:margin-bottom="0.265cm" style:contextual-spacing="false" fo:text-indent="0cm" style:auto-text-indent="false"/>
      <style:text-properties fo:font-size="14pt" fo:font-weight="normal" style:font-size-asian="14pt" style:font-weight-asian="normal" style:font-size-complex="14pt" style:font-weight-complex="normal" loext:padding="0cm" loext:border="none"/>
    </style:style>
    <style:style style:name="P7" style:family="paragraph" style:parent-style-name="Standard">
      <style:paragraph-properties fo:margin-left="0cm" fo:margin-right="0cm" fo:margin-top="0.265cm" fo:margin-bottom="0cm" style:contextual-spacing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aa67a" officeooo:paragraph-rsid="001a8e0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aa67a" officeooo:paragraph-rsid="001aa67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.159cm" fo:text-indent="0cm" style:auto-text-indent="false"/>
    </style:style>
    <style:style style:name="P13" style:family="paragraph" style:parent-style-name="Text_20_body">
      <style:paragraph-properties fo:text-align="start" style:justify-single-word="false"/>
      <style:text-properties officeooo:paragraph-rsid="001c9228"/>
    </style:style>
    <style:style style:name="P14" style:family="paragraph" style:parent-style-name="Standard">
      <style:paragraph-properties fo:text-align="start" style:justify-single-word="false"/>
      <style:text-properties fo:font-size="16pt" fo:language="ru" fo:country="RU" fo:font-weight="bold" officeooo:rsid="001c9228" officeooo:paragraph-rsid="001c9228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aa67a"/>
    </style:style>
    <style:style style:name="T4" style:family="text">
      <style:text-properties fo:language="ru" fo:country="RU" officeooo:rsid="001b1e76"/>
    </style:style>
    <style:style style:name="T5" style:family="text">
      <style:text-properties loext:padding="0cm" loext:border="none"/>
    </style:style>
    <style:style style:name="T6" style:family="text">
      <style:text-properties fo:font-size="14pt" fo:language="ru" fo:country="RU" fo:font-weight="normal" officeooo:rsid="001a8e01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6pt" fo:language="ru" fo:country="RU" fo:font-weight="normal" officeooo:rsid="001c9228" style:font-size-asian="16pt" style:font-weight-asian="normal" style:font-size-complex="16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3" text:anchor-type="page" text:anchor-page-number="1" svg:x="0cm" svg:y="0cm" svg:width="1.005cm" draw:z-index="2">
        <draw:text-box fo:min-height="0.041cm">
          <text:p text:style-name="P12"/>
        </draw:text-box>
      </draw:frame>
      <draw:frame draw:style-name="fr2" draw:name="Врезка4" text:anchor-type="page" text:anchor-page-number="1" svg:x="0cm" svg:y="0cm" svg:width="1.005cm" draw:z-index="3">
        <draw:text-box fo:min-height="0.041cm">
          <text:p text:style-name="P12"/>
        </draw:text-box>
      </draw:frame>
      <text:p text:style-name="P1">Задание 1.</text:p>
      <text:p text:style-name="P3">-Сайт онлайн магазина.</text:p>
      <text:p text:style-name="P3">- Отдел продаж работает в <text:span text:style-name="T1">CRM </text:span><text:span text:style-name="T2">системе в которой загружена база данных по клиентам.</text:span></text:p>
      <text:p text:style-name="P3"><text:span text:style-name="T2">-Отдел закупок работает в системе <text:s/></text:span><text:span text:style-name="T1">Comindware </text:span><text:span text:style-name="T2">управление закупками.</text:span></text:p>
      <text:p text:style-name="P3"><text:span text:style-name="T2">-</text:span><text:span text:style-name="T3">Работа склада происходит в программе Простой Бизнес.</text:span></text:p>
      <text:p text:style-name="P8"/>
      <text:p text:style-name="P9">Совокупность <text:s/>информационных систем ,которые работают в режиме реального времени дают возможность руководителю отслеживать работу всех отделов.</text:p>
      <text:p text:style-name="P4"><text:span text:style-name="T2"/></text:p>
      <text:p text:style-name="P4"><text:span text:style-name="T2"/></text:p>
      <text:p text:style-name="P2"><text:span text:style-name="T2">Задание </text:span><text:span text:style-name="T4">2</text:span><text:span text:style-name="T2">.</text:span></text:p>
      <text:p text:style-name="P5">Функциональные требования</text:p>
      <text:section text:style-name="Sect1" text:name="CbirOcr_legacy-OtwhlnF">
        <text:p text:style-name="P6">- Систематизация и хранение данных предприятия:</text:p>
        <text:p text:style-name="P6">- Товарные ведомости</text:p>
        <text:p text:style-name="P6">- Учет оказанных услуг</text:p>
        <text:p text:style-name="P6">- Прейскурант, маркетинговая информация</text:p>
        <text:p text:style-name="P6">- Складские ведомости</text:p>
        <text:p text:style-name="P6">Генерация отчетности:</text:p>
        <text:p text:style-name="P6">- Финансовая документация</text:p>
        <text:p text:style-name="P6">Запросы на поставки</text:p>
        <text:p text:style-name="P6">- Отчет о закупках</text:p>
        <text:p text:style-name="P7"><text:span text:style-name="T5">- Договоры</text:span><draw:frame draw:style-name="fr1" draw:name="Врезка1" text:anchor-type="char" svg:x="11.43cm" svg:width="1.005cm" draw:z-index="0"><draw:text-box fo:min-height="1.005cm"><text:p text:style-name="P11"><draw:frame draw:style-name="fr1" draw:name="Врезка2" text:anchor-type="char" svg:x="0cm" svg:width="1.005cm" draw:z-index="1"><draw:text-box fo:min-height="1.005cm"><text:p text:style-name="P11"/></draw:text-box></draw:frame></text:p></draw:text-box></draw:frame></text:p>
      </text:section>
      <text:section text:style-name="Sect1" text:name="CbirSimilar_simple-OtwhlnK">
        <text:p text:style-name="P10"><text:line-break/></text:p>
      </text:section>
      <text:p text:style-name="P13"><text:span text:style-name="Strong_20_Emphasis"><text:span text:style-name="T8">Нефункциональные требования</text:span></text:span></text:p>
      <text:p text:style-name="P13"><text:span text:style-name="Strong_20_Emphasis"><text:span text:style-name="T6">Производительность</text:span></text:span><text:span text:style-name="T6">: требования к скорости загрузки страниц, времени отклика сервера, масштабируемости и т. д.</text:span></text:p>
      <text:p text:style-name="P13"><text:span text:style-name="Strong_20_Emphasis"><text:span text:style-name="T7">Безопасность</text:span></text:span><text:span text:style-name="T7">: требования к защите сайта от взлома, утечки данных, злоумышленников и т. д.</text:span></text:p>
      <text:p text:style-name="P13"><text:span text:style-name="Strong_20_Emphasis"><text:span text:style-name="T7">Доступность</text:span></text:span><text:span text:style-name="T7">: требования к доступности сайта для пользователей с ограниченными возможностями.</text:span></text:p>
      <text:p text:style-name="P13"><text:soft-page-break/><text:span text:style-name="Strong_20_Emphasis"><text:span text:style-name="T7">Удобство использования</text:span></text:span><text:span text:style-name="T7">: требования к удобству навигации, понятности интерфейса, интуитивности и т. д.</text:span></text:p>
      <text:p text:style-name="P13"><text:span text:style-name="Strong_20_Emphasis"><text:span text:style-name="T7">Масштабируемость</text:span></text:span><text:span text:style-name="T7">: требования к способности сайта масштабироваться с ростом количества пользователей и объёма данных.</text:span></text:p>
      <text:p text:style-name="P2"><text:span text:style-name="T2"/></text:p>
      <text:p text:style-name="P14">Задание 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1:58:22.687000000</meta:creation-date>
    <meta:editing-duration>PT2H15M9S</meta:editing-duration>
    <meta:editing-cycles>3</meta:editing-cycles>
    <meta:generator>LibreOffice/24.2.1.2$Windows_X86_64 LibreOffice_project/db4def46b0453cc22e2d0305797cf981b68ef5ac</meta:generator>
    <dc:date>2024-03-01T22:08:20.691000000</dc:date>
    <meta:document-statistic meta:table-count="0" meta:image-count="0" meta:object-count="0" meta:page-count="2" meta:paragraph-count="26" meta:word-count="153" meta:character-count="1199" meta:non-whitespace-character-count="1068"/>
  </office:meta>
</office:document-meta>
</file>